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line-height="100%" fo:text-align="justify" style:justify-single-word="false"/>
      <style:text-properties fo:font-size="14pt" style:font-size-asian="14pt" style:font-size-complex="14pt"/>
    </style:style>
    <style:style style:name="P2" style:family="paragraph" style:parent-style-name="Text_20_body">
      <style:paragraph-properties fo:line-height="100%" fo:text-align="justify" style:justify-single-word="false"/>
      <style:text-properties fo:font-size="14pt" officeooo:paragraph-rsid="00032e9b" style:font-size-asian="14pt" style:font-size-complex="14pt"/>
    </style:style>
    <style:style style:name="P3" style:family="paragraph" style:parent-style-name="Text_20_body">
      <style:paragraph-properties fo:line-height="100%" fo:text-align="justify" style:justify-single-word="false"/>
      <style:text-properties fo:font-size="14pt" officeooo:paragraph-rsid="0003d98c" style:font-size-asian="14pt" style:font-size-complex="14pt"/>
    </style:style>
    <style:style style:name="P4" style:family="paragraph" style:parent-style-name="Text_20_body">
      <style:paragraph-properties fo:line-height="100%" fo:text-align="justify" style:justify-single-word="false"/>
      <style:text-properties fo:font-size="14pt" officeooo:paragraph-rsid="0004dd27" style:font-size-asian="14pt" style:font-size-complex="14pt"/>
    </style:style>
    <style:style style:name="P5" style:family="paragraph" style:parent-style-name="Text_20_body">
      <style:paragraph-properties fo:line-height="100%" fo:text-align="justify" style:justify-single-word="false"/>
      <style:text-properties fo:font-size="14pt" officeooo:paragraph-rsid="0006afd1" style:font-size-asian="14pt" style:font-size-complex="14pt"/>
    </style:style>
    <style:style style:name="P6" style:family="paragraph" style:parent-style-name="Text_20_body">
      <style:paragraph-properties fo:line-height="100%" fo:text-align="start" style:justify-single-word="false"/>
      <style:text-properties fo:font-size="14pt" officeooo:paragraph-rsid="0003fd77" style:font-size-asian="14pt" style:font-size-complex="14pt"/>
    </style:style>
    <style:style style:name="P7" style:family="paragraph" style:parent-style-name="Text_20_body" style:list-style-name="L1">
      <style:paragraph-properties fo:line-height="100%" fo:text-align="start" style:justify-single-word="false"/>
      <style:text-properties fo:font-size="14pt" officeooo:paragraph-rsid="0003fd77" style:font-size-asian="14pt" style:font-size-complex="14pt"/>
    </style:style>
    <style:style style:name="P8" style:family="paragraph" style:parent-style-name="Heading_20_1">
      <style:paragraph-properties fo:text-align="center" style:justify-single-word="false"/>
    </style:style>
    <style:style style:name="T1" style:family="text">
      <style:text-properties officeooo:rsid="00008d7a"/>
    </style:style>
    <style:style style:name="T2" style:family="text">
      <style:text-properties officeooo:rsid="0001fa28"/>
    </style:style>
    <style:style style:name="T3" style:family="text">
      <style:text-properties officeooo:rsid="00032e9b"/>
    </style:style>
    <style:style style:name="T4" style:family="text">
      <style:text-properties officeooo:rsid="0003d98c"/>
    </style:style>
    <style:style style:name="T5" style:family="text">
      <style:text-properties officeooo:rsid="0003fd77"/>
    </style:style>
    <style:style style:name="T6" style:family="text">
      <style:text-properties officeooo:rsid="0004dd27"/>
    </style:style>
    <style:style style:name="T7" style:family="text">
      <style:text-properties officeooo:rsid="0006afd1"/>
    </style:style>
    <style:style style:name="fr1" style:family="graphic" style:parent-style-name="OLE">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Bouchinet Denis, Lupinski Nicolas</text:span></text:p>
      <text:p text:style-name="P1"><text:span text:style-name="T1"/></text:p>
      <text:h text:style-name="P8" text:outline-level="1"><text:span text:style-name="T1">Rapport TER </text:span></text:h>
      <text:p text:style-name="P1"><text:span text:style-name="T1"/></text:p>
      <text:h text:style-name="Heading_20_2" text:outline-level="2"><text:span text:style-name="T1">Introduction :</text:span></text:h>
      <text:p text:style-name="P1"><text:span text:style-name="T1"/></text:p>
      <text:p text:style-name="P1"><text:span text:style-name="T1">L'objectif de notre TER est de reconnaitre l'expression des émotions sur les visages par ordinateur. </text:span></text:p>
      <text:p text:style-name="P1"><text:span text:style-name="T1">On se servira de différents outils </text:span><text:span text:style-name="T5">de vision par ordinateur</text:span><text:span text:style-name="T1"> et on se basera sur les travaux de Paul Ekman </text:span><text:span text:style-name="T5">concernant la détection et classification des émotions.</text:span></text:p>
      <text:p text:style-name="P1"><text:span text:style-name="T1"/></text:p>
      <text:h text:style-name="Heading_20_2" text:outline-level="2"><text:span text:style-name="T1">Moyens :</text:span></text:h>
      <text:p text:style-name="P1"><text:span text:style-name="T1">Le principe est d'extraire les informations nécessaires des images de notre corpus <text:s/>de les fourni</text:span><text:span text:style-name="T5">r</text:span><text:span text:style-name="T1"> à un programme de décision qui aura été “étalonné” au préalable.</text:span></text:p>
      <text:p text:style-name="P1"><text:span text:style-name="T1">Pour cela, on utilise des librairies de traitement d'images (OPENCV) ainsi que le système intégré à OPENCV de Haartraining/Haarcascades, qui est un système d'apprentissage de reconnaissance de formes.</text:span></text:p>
      <text:p text:style-name="P1"><text:span text:style-name="T1">Le Haartraining consiste à donner un corpus séparer selon un critère que l'on veut repérer (ex : un dossier avec des personnes souriantes et un autre avec des personnes non souriantes) et constitue à partir de ce corpus un fichier xml qui est réutilisable pour la détection de sourire. Son fonctionnement est très complexe, nous ne pouvons le détailler.</text:span></text:p>
      <text:h text:style-name="Heading_20_2" text:outline-level="2"><text:span text:style-name="T6">Réalisations</text:span><text:span text:style-name="T5"> :</text:span></text:h>
      <text:p text:style-name="P5"><text:span text:style-name="T5">Un utilitaire d'extraction de visages dans une photographie et de normalisation de l'image extraite. Une taille de visage de 128 par 128 semble un bon compromis entre la vitesse de traitement et la qualité du repérage. Cet utilitaire nous a servi à générer notre corpus actuel. </text:span><text:span text:style-name="T7">Il consiste en </text:span><text:span text:style-name="T1">217 </text:span><text:span text:style-name="T3">instances </text:span><text:span text:style-name="T6">de visage de face, </text:span><text:span text:style-name="T1"><text:s/>42 divers</text:span><text:span text:style-name="T6">es (yaleface)</text:span><text:span text:style-name="T1"> et 175 images de Japonaises </text:span><text:span text:style-name="T6">(jaffe).</text:span></text:p>
      <text:p text:style-name="P4"><text:span text:style-name="T5">Un </text:span><text:span text:style-name="T7">second</text:span><text:span text:style-name="T5"> utilitaire relève un ensemble de caractéristiques sur chaque image, et les écrit dans un fichier arff utilisé pour générer un classificateur à l'aide de différents algorithmes d'apprentissage fournis par Weka.</text:span></text:p>
      <text:p text:style-name="P4"><text:span text:style-name="T6">Les premiers résultats obtenus sont encourageants : nous obtenons 35% de bonnes classifications</text:span><text:span text:style-name="T5"> </text:span><text:span text:style-name="T6">sur six classes représentées dans le corpus, ce qui est supérieur à un tirage au sort (16% de bien classé). </text:span></text:p>
      <text:p text:style-name="P5"><text:span text:style-name="T6"/></text:p>
      <text:h text:style-name="Heading_20_2" text:outline-level="2"><text:soft-page-break/><text:span text:style-name="T6">Notre</text:span><text:span text:style-name="T1"> corpus : </text:span></text:h>
      <text:p text:style-name="P4"><text:span text:style-name="T1"/></text:p>
      <text:p text:style-name="P2"><text:span text:style-name="T6">Classificateur présenté :</text:span><text:span text:style-name="T3"> weka.classifiers.trees.J48 -C 0.25 -M 2. </text:span><text:span text:style-name="T4">D'</text:span><text:span text:style-name="T3">autres méthodes </text:span><text:span text:style-name="T4">(multilayer perceptron...) </text:span><text:span text:style-name="T3">présentaient des résultats similaires (~ 33%).</text:span><text:span text:style-name="T4"> <text:s/></text:span></text:p>
      <text:p text:style-name="P2"><text:span text:style-name="T3">Correctly Classified Instances <text:s text:c="9"/>26 <text:s text:c="14"/>35.1351 %</text:span></text:p>
      <text:p text:style-name="P2"><text:span text:style-name="T3">Incorrectly Classified Instances <text:s text:c="7"/>48 <text:s text:c="14"/>64.8649 %</text:span></text:p>
      <text:p text:style-name="P2"><text:span text:style-name="T3">Kappa statistic <text:s text:c="25"/>0.2263</text:span></text:p>
      <text:p text:style-name="P2"><text:span text:style-name="T3">Mean absolute error <text:s text:c="21"/>0.2041</text:span></text:p>
      <text:p text:style-name="P2"><text:span text:style-name="T3">Root mean squared error <text:s text:c="17"/>0.3384</text:span></text:p>
      <text:p text:style-name="P2"><text:span text:style-name="T3">Relative absolute error <text:s text:c="16"/>85.6635 %</text:span></text:p>
      <text:p text:style-name="P6"><draw:frame draw:style-name="fr1" draw:name="Objet1" text:anchor-type="paragraph" svg:x="-0.228cm" svg:y="2.408cm" svg:width="18.87cm" style:rel-width="110%" svg:height="6.218cm" style:rel-height="scale" draw:z-index="0"><draw:object xlink:href="./Object 1" xlink:type="simple" xlink:show="embed" xlink:actuate="onLoad"/><draw:image xlink:href="./ObjectReplacements/Object 1" xlink:type="simple" xlink:show="embed" xlink:actuate="onLoad"/></draw:frame><text:span text:style-name="T3">Root relative squared error <text:s text:c="12"/>97.6585 %</text:span><text:span text:style-name="T4"><text:line-break/><text:line-break/>Le score de 33% s'explique par la bonne détection de deux classes sur six au détriment des autres : la surprise et la joie. </text:span></text:p>
      <text:p text:style-name="P6"><text:span text:style-name="T4"/></text:p>
      <text:p text:style-name="P6"><text:span text:style-name="T4">Nomenclature : </text:span></text:p>
      <text:list xml:id="list164403458" text:style-name="L1">
        <text:list-item>
          <text:p text:style-name="P7"><text:span text:style-name="T4">AN : colère </text:span><text:span text:style-name="T5">(Aucun échantillon)</text:span></text:p>
        </text:list-item>
        <text:list-item>
          <text:p text:style-name="P7"><text:span text:style-name="T5">DI : dégout (25)</text:span></text:p>
        </text:list-item>
        <text:list-item>
          <text:p text:style-name="P7"><text:span text:style-name="T4">FE : peur </text:span><text:span text:style-name="T5">(32)</text:span></text:p>
        </text:list-item>
        <text:list-item>
          <text:p text:style-name="P7"><text:span text:style-name="T4">HA : joie </text:span><text:span text:style-name="T5">(40)</text:span></text:p>
        </text:list-item>
        <text:list-item>
          <text:p text:style-name="P7"><text:span text:style-name="T5">NE : neutre (41)</text:span></text:p>
        </text:list-item>
        <text:list-item>
          <text:p text:style-name="P7"><text:span text:style-name="T4">SA : tristesse </text:span><text:span text:style-name="T5">(38)</text:span></text:p>
        </text:list-item>
        <text:list-item>
          <text:p text:style-name="P7"><text:span text:style-name="T5">SU : Surprise (41)</text:span></text:p>
        </text:list-item>
      </text:list>
      <text:h text:style-name="Heading_20_2" text:outline-level="2"><text:soft-page-break/><text:span text:style-name="T4"></text:span><text:span text:style-name="T7">En projet</text:span><text:span text:style-name="T6"> :</text:span></text:h>
      <text:p text:style-name="P4"><text:span text:style-name="T6">Nous </text:span><text:span text:style-name="T7">voudrions</text:span><text:span text:style-name="T6"> ajouter nos visages, un autre corpus en attente (car non annoté), et des images de personne</text:span><text:span text:style-name="T7">s</text:span><text:span text:style-name="T6"> en colère.</text:span></text:p>
      <text:p text:style-name="P3"><text:span text:style-name="T7">Trouver et inclure d</text:span><text:span text:style-name="T2">es détecteurs adaptés pour améliorer le </text:span><text:span text:style-name="T7">taux de détections, par exemple le nombre de pixel blanc dans le haut du visage (yeux écarquillés correspondant à la surprise), ou la détection des plis du front pour détecter la colère (froncement des sourcils).</text:span></text:p>
      <text:p text:style-name="P3"><text:span text:style-name="T2"/></text:p>
      <text:h text:style-name="Heading_20_2" text:outline-level="2"><text:span text:style-name="T1">Bibliographie :</text:span></text:h>
      <text:p text:style-name="P1"><text:span text:style-name="T1">http://opencv.willowgarage.com/wiki/FaceDetection</text:span></text:p>
      <text:p text:style-name="P1"><text:span text:style-name="T1">http://en.wikipedia.org/wiki/Face_detection</text:span></text:p>
      <text:p text:style-name="P1"><text:span text:style-name="T1">http://en.wikipedia.org/wiki/Facial_Action_Coding_System</text:span></text:p>
      <text:p text:style-name="P1"><text:span text:style-name="T1">http://www-2.cs.cmu.edu/afs/cs/project/face/www/facs.ht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document-statistic meta:table-count="0" meta:image-count="0" meta:object-count="1" meta:page-count="3" meta:paragraph-count="38" meta:word-count="488" meta:character-count="33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